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normal"/>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position="0% 100%"/>
    </style:style>
    <style:style style:name="P6" style:family="paragraph" style:parent-style-name="Text_20_body">
      <style:text-properties style:text-position="0% 100%" fo:font-weight="normal" style:font-weight-asian="normal" style:font-weight-complex="normal"/>
    </style:style>
    <style:style style:name="P7" style:family="paragraph" style:parent-style-name="Text_20_body">
      <style:text-properties style:font-name="Nimbus Roman No9 L"/>
    </style:style>
    <style:style style:name="P8" style:family="paragraph" style:parent-style-name="Text_20_body">
      <style:paragraph-properties fo:margin-left="1.251cm" fo:margin-right="0cm" fo:text-indent="0cm" style:auto-text-indent="false"/>
      <style:text-properties fo:language="de" fo:country="DE" fo:font-weight="normal" fo:background-color="transparent" style:font-weight-asian="normal" style:font-weight-complex="normal"/>
    </style:style>
    <style:style style:name="P9" style:family="paragraph" style:parent-style-name="Text_20_body">
      <style:paragraph-properties fo:margin-left="0cm" fo:margin-right="0cm" fo:margin-top="0cm" fo:margin-bottom="0cm" fo:text-indent="0cm" style:auto-text-indent="false"/>
      <style:text-properties fo:font-weight="normal"/>
    </style:style>
    <style:style style:name="P10" style:family="paragraph" style:parent-style-name="Text_20_body" style:list-style-name="L1">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style:font-name="Nimbus Roman No9 L"/>
    </style:style>
    <style:style style:name="P16" style:family="paragraph" style:parent-style-name="Text_20_body" style:list-style-name="L7"/>
    <style:style style:name="P17" style:family="paragraph" style:parent-style-name="Formula" style:list-style-name="L2"/>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normal" style:font-weight-asian="normal" style:font-weight-complex="normal"/>
    </style:style>
    <style:style style:name="T7" style:family="text">
      <style:text-properties style:font-name="DejaVu Sans1"/>
    </style:style>
    <style:style style:name="T8" style:family="text">
      <style:text-properties style:font-name="Nimbus Roman No9 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 math</text:h>
      <text:p text:style-name="P2">© Copyright Wolf Lammen 2008</text:p>
      <text:p text:style-name="P2">Released under GNU Free Document Licence 1.2</text:p>
      <text:p text:style-name="P2">Visit <text:a xlink:type="simple" xlink:href="http://www.gnu.org/licenses/fdl.html">http://www.gnu.org/licenses/fdl.html</text:a> for details.</text:p>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you launched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and this form of input is known as <text:span text:style-name="T1">algebraic</text:span><text:span text:style-name="T3">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3">.</text:span></text:p>
      <text:p text:style-name="P4">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4">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3">+. Binary, because the operator takes two operands, in contrast to </text:span><text:span text:style-name="T1">unary operators</text:span><text:span text:style-name="T3">, that take one operand only. One such operator is the minus sign, or negation:</text:span></text:p>
      <text:p text:style-name="Formula">- pi.</text:p>
      <text:p text:style-name="Text_20_body"><text:soft-page-break/>Because it prepends its operand, it is called a <text:span text:style-name="T1">prefix</text:span><text:span text:style-name="T3"> operator. Unary operators following their operand are consequently called </text:span><text:span text:style-name="T1">postfix</text:span><text:span text:style-name="T3">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3">. In case of doubt about the precedence order, the use of parenthesis is recommended.</text:span></text:p>
      <text:p text:style-name="P4">So the formula 1 + 2 * 3 may be restated more clearly as</text:p>
      <text:p text:style-name="Formula">1 + (2 * 3).</text:p>
      <text:p text:style-name="Text_20_body">When operators are different, precedence rules can tell how to execute a formula. But they fail to resolve conflicts with series of operators of the same kind, or precedence, as in</text:p>
      <text:p text:style-name="Formula">125 – 13 – 77.</text:p>
      <text:p text:style-name="Text_20_body">So a second set of rules, called the <text:span text:style-name="T1">associativity</text:span><text:span text:style-name="T3"> of an operator, determines what to evaluate first then. The evaluation order is almost always from </text:span><text:span text:style-name="T1">left-to-right</text:span><text:span text:style-name="T3">.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3">.</text:span></text:p>
      <text:p text:style-name="Text_20_body">SpeedCrunch implements a set of the most common mathematical functions like log, sin and so on. Functions take <text:span text:style-name="T1">parameters</text:span><text:span text:style-name="T3">, sometimes just a single one, or up to arbitrarily many. You start a function call by typing the </text:span><text:span text:style-name="T1">function name</text:span><text:span text:style-name="T3">, followed by the parameter(s), the </text:span><text:span text:style-name="T1">parameter list</text:span><text:span text:style-name="T3">,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text:soft-page-break/>geomean(sqrt(3); tan 4; 7+5)</text:p>
      <text:p text:style-name="Text_20_body">As an abbreviation, if a function takes just one parameter, you sometimes may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a few corner cases, that should be mentioned here. We start with the <text:span text:style-name="T1">decimal dot</text:span><text:span text:style-name="T3">, a character, that is not fixed in SpeedCrunch. There are countries, that use a comma instead of a dot, so you may customize SpeedCrunch to your particular needs. The </text:span><text:span text:style-name="T1">Settings</text:span><text:span text:style-name="T3"> menu provides a dialogue window, where you can pick your favourite character. Throughout this manual, we will assume you chose a dot.</text:span></text:p>
      <text:p text:style-name="P4">A preceding minus is never part of a number literal; it is treated as an unary operator applied to the <text:soft-page-break/>following unsigned literal constant. This is sometimes visible, for example in -0.5!, which is executed as -(0.5)! . And, unlike common usage, unary operators take precedence over the power (^ or **) operator. This is likely to change in a future release.</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has more than 78 significant digits, this is silently converted into an approximate value always of the right scale, but with a truncated digit sequence.</text:p>
      <text:p text:style-name="Text_20_body"><text:span text:style-name="T1">Real numbers</text:span><text:span text:style-name="T3">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3">. Here, the </text:span><text:span text:style-name="T1">scale</text:span><text:span text:style-name="T3"> (or magnitude) of a value is separated from its sign and digit sequence, the </text:span><text:span text:style-name="T1">significand</text:span><text:span text:style-name="T3">. This format allows simple input of huge or tiny numbers, whose first significant digit lies way too far away from the decimal dot for common number representation. You will find this format on scientific pocket calculators as well, so maybe, you are already familiar with this format.</text:span></text:p>
      <text:p text:style-name="P4">The scale of a number (sometimes called its exponent) begins with the scale character 'e' or 'E' followed by a signed integer. So 'e+10', 'e-4', 'E-0' are all valid scale expressions. If the sign is '+', you may simply omit it: 'e0', 'E10'.</text:p>
      <text:p text:style-name="P4">The meaning of a scale expression is ' * 10<text:span text:style-name="T4">exp </text:span><text:span text:style-name="T5">', where exp is the signed integer value following the scale character. As you might see from this, a standalone scale expression is meaningless, because you need another factor to make up a complete product. This other factor is called the significand (or mantissa), and it always precedes the scale. A valid significand is any ordinary (non-scaled fix </text:span><text:soft-page-break/><text:span text:style-name="T5">point) real number or integer, given as a number literal according to the previous section. Here's a list of valid number literals in scientific format, meaning 1.2 * 10</text:span><text:span text:style-name="T4">3</text:span><text:span text:style-name="T5">, 7 * 10 </text:span><text:span text:style-name="T4">-4</text:span><text:span text:style-name="T5">, 0.3 * 10</text:span><text:span text:style-name="T4">12</text:span><text:span text:style-name="T5">, 14.8 * 10</text:span><text:span text:style-name="T4">-9</text:span><text:span text:style-name="T5">, resp.</text:span></text:p>
      <text:p text:style-name="Formula">1.2e+3</text:p>
      <text:p text:style-name="Formula">7e-4</text:p>
      <text:p text:style-name="Formula">.3e12</text:p>
      <text:p text:style-name="Formula">14.8e-9</text:p>
      <text:p text:style-name="Text_20_body">Usually, significands are normalized, i.e. they fulfil 1 &lt;= significand &lt; 10, but the listed examples show, that this is not required by SpeedCrunch.</text:p>
      <text:p text:style-name="P4"><text:span text:style-name="T5">If the scale value is zero, the scale is effectively redundant, because ' * 10</text:span><text:span text:style-name="T4">0 </text:span><text:span text:style-name="T5">' reduces to ' * 1'. So adding a scale 'e0', 'E-0' to a number does not make any difference.</text:span></text:p>
      <text:p text:style-name="P6">0 can be combined with any scale value without affecting the result, so 0e0, 0e100000, 0e-10000 will all yield 0.</text:p>
      <text:p text:style-name="P6">By giving huge scale values, you can produce numbers near the overflow or underflow limit of SpeedCrunch (1e+/-536870912). Overflow or Underflow is not determined by the scale value alone; it is the product of scale and significand that determines the result. So in</text:p>
      <text:p text:style-name="Formula">0.000001e<text:span text:style-name="T6">536870916</text:span></text:p>
      <text:p text:style-name="Text_20_body">the scale part overflows; but it is valid input, though, because the final result, 1e<text:span text:style-name="T6">536870910</text:span>, is below the limit.</text:p>
      <text:p text:style-name="Text_20_body">You can specify just a single scale in a literal number constant. 1e10e5 is not 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4">256</text:span><text:span text:style-name="T5">-1</text:span> directly by adding a <text:span text:style-name="T1">radix prefix</text:span><text:span text:style-name="T3"> to the front of the digit sequence. Valid prefixes are</text:span></text:p>
      <text:list text:style-name="L1">
        <text:list-item>
          <text:p text:style-name="P10">'0x', '0X', '0h', '0H', '#' for hexagesimal digit sequences;</text:p>
        </text:list-item>
        <text:list-item>
          <text:p text:style-name="P10">'0o', '0O' for octal digit sequences. Note: it does not suffice to start a digit sequence with 0 to mark it as octal;</text:p>
        </text:list-item>
        <text:list-item>
          <text:p text:style-name="P10">'0b', '0B' for binary digit sequences;</text:p>
        </text:list-item>
        <text:list-item>
          <text:p text:style-name="P10">'0d', '0D' for decimal sequences. This is redundant, SpeedCrunch will assume this by default.</text:p>
        </text:list-item>
      </text:list>
      <text:p text:style-name="P4">If you enter a hexagesimal digit sequence, the digits '10' to '15' are, as usual, represented by the letters 'A' to 'F'. You may use their lower case form as well.</text:p>
      <text:p text:style-name="P4">So valid input is:</text:p>
      <text:p text:style-name="Formula">0xFA67</text:p>
      <text:p text:style-name="Formula">0b1001000100100111</text:p>
      <text:p text:style-name="Formula"><text:soft-page-break/>0o7212627</text:p>
      <text:p text:style-name="Formula">#8a</text:p>
      <text:p text:style-name="Text_20_body">As mentioned, all these values are unsigned integers. You cannot specify -1 by 0xFFFFFFFF, for instance. You can create negative numbers by</text:p>
      <text:list text:style-name="L2">
        <text:list-item>
          <text:p text:style-name="P11">use of negation: the following yields -10</text:p>
          <text:p text:style-name="P17">-0xA</text:p>
        </text:list-item>
        <text:list-item>
          <text:p text:style-name="P11">use of the function <text:span text:style-name="T1">unmask</text:span><text:span text:style-name="T3"> to convert an unsigned integer to its signed counterpart: the following evaluates to -1</text:span></text:p>
          <text:p text:style-name="P17">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keeping a 256 bit unsigned integer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and is a plain signed integer of 30 bits width, so it can assume values between -536870912 and 536870911.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return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3">
        <text:list-item>
          <text:p text:style-name="P12"><text:soft-page-break/>NaN operand: You tried to perform an operation on a NaN. This NaN is most probably the result of a former failed operation that now propagates through the rest of your computation, but it may indicate a not initialized value as well.</text:p>
        </text:list-item>
        <text:list-item>
          <text:p text:style-name="P12">Overflow, Underflow: A (final or intermediate) result violates the bounds of valid numbers</text:p>
        </text:list-item>
        <text:list-item>
          <text:p text:style-name="P12">Too Expensive: Some operations can be potentially very expensive, like the modulo operation. In order to prevent SpeedCrunch from freezing, this error is issued, when the engine detects a situation that would require too much time.</text:p>
        </text:list-item>
        <text:list-item>
          <text:p text:style-name="P12">Unstable algorithm: If you try to evaluate a function very close to a pole, the result might b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12">Out of Domain: some functions like ln or sqrt cannot be applied to all real numbers. If you pass an invalid parameter to such a function, you get this error.</text:p>
        </text:list-item>
        <text:list-item>
          <text:p text:style-name="P12">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4">255</text:span><text:span text:style-name="T5"> to +2</text:span><text:span text:style-name="T4">256</text:span><text:span text:style-name="T5"> – 1. Negative numbers are converted to a 256 bit two's complement representation. Positive numbers yield a bit pattern representing their value in binary encoding. Note that the conversion is sometimes ambiguous: -2</text:span><text:span text:style-name="T4">255</text:span><text:span text:style-name="T5"> and +2</text:span><text:span text:style-name="T4">255</text:span><text:span text:style-name="T5"> have the same bit pattern. Although logic operations take integers &gt;= 2</text:span><text:span text:style-name="T4">255</text:span><text:span text:style-name="T5"> as operands, their result are always signed integers from -2</text:span><text:span text:style-name="T4">255</text:span><text:span text:style-name="T5"> to +2</text:span><text:span text:style-name="T4">255</text:span><text:span text:style-name="T5">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therefore always redundant.</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albeit this difference does not matter).</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text:soft-page-break/>unary prefix operator -</text:h>
      <text:p text:style-name="Text_20_body">negates a number.</text:p>
      <text:p text:style-name="Formula">--2.77</text:p>
      <text:p text:style-name="Text_20_body">is the same as 2.77.</text:p>
      <text:p text:style-name="Text_20_body">The - operator is higher in precedence than any binary operator, but lower than postfix operators.</text:p>
      <text:p text:style-name="Text_20_body">A - preceding a literal number constant is not recognized as part of that constant, but treated as an unary operator instead. This is visible in expressions like -0.5!, which is evaluated as -(0.5!), because the postfix operator ! takes precedence over the unary operator -.</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factorials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text:span text:style-name="T2">72306960.008</text:span>... On the negative axis it underflows near <text:span text:style-name="T2">-72306961.008... Of course, the poles at negative integers return errors,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ext:soft-page-break/>The precedence of this operation is lowest.</text:p>
      <text:p text:style-name="Text_20_body">The addition is an inherently unstable operation, when you add two operands of almost the same value, but opposite signs. This means, the result depends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the raising of positive numbers to any real-valued power is well-defined:</text:p>
      <text:p text:style-name="Formula"><text:soft-page-break/>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4">
        <text:list-item>
          <text:p text:style-name="P13">there exist always at least two, usually infinite many results;</text:p>
        </text:list-item>
        <text:list-item>
          <text:p text:style-name="P13">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4">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single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3"> In addition, we will assume here, that you can describe events sufficiently by a single number. </text:span>If the possible results reduce to a set of two mutually exclusive events, we talk about a <text:span text:style-name="T1">yes/no test</text:span><text:span text:style-name="T3">.</text:span></text:p>
      <text:p text:style-name="Text_20_body"><text:soft-page-break/><text:span text:style-name="T3">All</text:span> (numerical) outcomes are either</text:p>
      <text:list text:style-name="L5">
        <text:list-item>
          <text:p text:style-name="P14">from a fixed finite set of possible outcomes (like the faces of the dice);</text:p>
        </text:list-item>
        <text:list-item>
          <text:p text:style-name="P14">from a continuous range (like the length of an object).</text:p>
        </text:list-item>
      </text:list>
      <text:p text:style-name="Text_20_body">If the set of outcomes is finite, you can assign each of the outcomes a value, its <text:span text:style-name="T1">probability</text:span><text:span text:style-name="T3">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3">. Since the set of outcomes is limited, we speak of a discrete probability distribution.</text:span></text:p>
      <text:p text:style-name="P4">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8">f(x) = exp(-x*x)/sqrt(pi),</text:p>
      <text:p text:style-name="P4">and its integral function (actually twice its integral) is implemented as error function <text:span text:style-name="T1">erf</text:span>(x) in SpeedCrunch.</text:p>
      <text:p text:style-name="P4">Since we assume outcomes to be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of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h text:style-name="Heading_20_5" text:outline-level="5">distributions of series of tests</text:h>
      <text:p text:style-name="P4">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4">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Text_20_body">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Text_20_body"><text:soft-page-break/>The <text:span text:style-name="T1">binomial distribution</text:span> is based on a series of independent and equal yes/no tests. The likeliness of a certain event in each test is the probability p. The concrete nature of the test is of no importance, just p and the assumed independence. The binomial distribution tells how likely it is that exactly r events occur in a series of n tests. The associated cdf function returns how likely it is that at most r events occur.</text:p>
      <text:p text:style-name="P4">The <text:span text:style-name="T1">hypergeometric distribution</text:span>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p>
      <text:p text:style-name="Text_20_body"><text:span text:style-name="T3">The </text:span><text:span text:style-name="T1">Poisson distribution</text:span> handles the case where you know the average occurrence of an (independent) event in a given interval (often a time interval), and assume it has the same variance , and you now want to know, how likely the occurrence of exactly n events in this interval is.<text:span text:style-name="T3"> The associated cdf function tells how likely there will be up to a n events in this interval.</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7">The arc cos(x) is the principal solution to the equation cos (y) = x. Other solutions are (radians)</text:p>
      <text:list text:style-name="L6">
        <text:list-item>
          <text:p text:style-name="P15">arc cos (x) + 2*n*<text:span text:style-name="T7">π</text:span> for all integers n;</text:p>
        </text:list-item>
        <text:list-item>
          <text:p text:style-name="P15">-arc cos (x) + 2*n*<text:span text:style-name="T7">π</text:span> for all integers n.</text:p>
        </text:list-item>
      </text:list>
      <text:p text:style-name="P7">or (degrees):</text:p>
      <text:list text:style-name="L6">
        <text:list-item text:start-value="1">
          <text:p text:style-name="P15">arc cos (x) + n*360 for all integers n;</text:p>
        </text:list-item>
        <text:list-item>
          <text:p text:style-name="P15">-arc cos (x) + n*360 for all integers n.</text:p>
        </text:list-item>
      </text:list>
      <text:p text:style-name="P7">The valid range of the parameter is -1 &lt;= x &lt;= 1.</text:p>
      <text:p text:style-name="P7">Example:</text:p>
      <text:p text:style-name="Formula">acos (0.5)</text:p>
      <text:p text:style-name="Text_20_body">Related to this function is the arc sec (x), found by</text:p>
      <text:p text:style-name="Formula"><text:soft-page-break/>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and(x) is not the identity, because the unsigned +2<text:span text:style-name="T4">255</text:span> is mapped to the signed -2<text:span text:style-name="T4">255</text:span>, for example.</text:p>
      <text:p text:style-name="P5">An error is returned, if a parameter is not from the valid range.</text:p>
      <text:p text:style-name="P5">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text:soft-page-break/>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sin(x) is the principal solution to the equation sin (y) = x. Other solutions are (radians)</text:p>
      <text:list text:style-name="L6">
        <text:list-item text:start-value="1">
          <text:p text:style-name="P15">arc sin (x) + 2*n*<text:span text:style-name="T7">π</text:span> for all integers n;</text:p>
        </text:list-item>
        <text:list-item>
          <text:p text:style-name="P15">-arc sin (x) + (2*n+1)*<text:span text:style-name="T7">π</text:span> for all integers n.</text:p>
        </text:list-item>
      </text:list>
      <text:p text:style-name="P7">or (degrees):</text:p>
      <text:list text:style-name="L6">
        <text:list-item text:start-value="1">
          <text:p text:style-name="P15">arc sin (x) + n*360 for all integers n;</text:p>
        </text:list-item>
        <text:list-item>
          <text:p text:style-name="P15">-arc sin (x) + n*360 + 180 for all integers n.</text:p>
        </text:list-item>
      </text:list>
      <text:p text:style-name="P7">The valid range of the parameter is -1 &lt;= x &lt;= 1.</text:p>
      <text:p text:style-name="P7">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7">The arc tan(x) is the principal solution to the equation tan (y) = x. Other solutions are</text:p>
      <text:p text:style-name="P7">(radians): arc tan (x) + n*<text:span text:style-name="T7">π</text:span> for all integers n;</text:p>
      <text:p text:style-name="P7">or</text:p>
      <text:p text:style-name="P7">(degrees): arc tan (x) + n*180 for all integers n;</text:p>
      <text:p text:style-name="P7">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text:soft-page-break/>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bin (1000/13)</text:p>
      <text:p text:style-name="Text_20_body">returns 0b1001100, the binary encoding of 76.</text:p>
      <text:h text:style-name="Heading_20_5" text:outline-level="5">binomcdf (max; trials; p)</text:h>
      <text:p text:style-name="Text_20_body">trials, max are non-negative integers, and 0 &lt;= p &lt;= 1.</text:p>
      <text:p text:style-name="Text_20_body">'max' &lt; 0 is allowed (though not very meaningful) to complete binomcdf in some respects. It always yields 0.</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hits' is an integer, 'trials' a non-negative integer, and 0 &lt;= p &lt;= 1.</text:p>
      <text:p text:style-name="Text_20_body">'hits' &lt; 0 is allowed (though not very meaningful) to complete binompmf in some respects. It always yields 0.</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text:soft-page-break/>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2">1236190959.52...</text:span></text:p>
      <text:p text:style-name="P3">The inverse function is arcosh.</text:p>
      <text:p text:style-name="P3">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text:soft-page-break/>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5">Example:</text:p>
      <text:p text:style-name="Formula">dec (1000/13)</text:p>
      <text:p text:style-name="Text_20_body">returns 76.923.., even if you have activated hex output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 (acos (0.5))</text:p>
      <text:p text:style-name="Formula">tan (degrees (1))</text:p>
      <text:p text:style-name="Formula">degrees (pi)</text:p>
      <text:h text:style-name="Heading_20_5" text:outline-level="5">erf (x)</text:h>
      <text:p text:style-name="Text_20_body">determines the normalized error function of x, the cumulative distribution function of the normal distribution (bell curve, Gaussian distribution).</text:p>
      <text:p text:style-name="Text_20_body">Analytically, it is the integral function of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9">erfc underflows for x &gt; 35159.507..</text:p>
      <text:h text:style-name="Heading_20_5" text:outline-level="5">exp (x)</text:h>
      <text:p text:style-name="Text_20_body">evaluates the natural exponential function to the base e == 2.71828...</text:p>
      <text:p text:style-name="Text_20_body">The inverse function is ln(x).</text:p>
      <text:p text:style-name="P9">exp (x) overflows/underflows for |x| &gt; 1236190958.83...</text:p>
      <text:p text:style-name="P9">Example:</text:p>
      <text:p text:style-name="Formula">exp (ln 2 + ln 3)</text:p>
      <text:h text:style-name="Heading_20_5" text:outline-level="5"><text:soft-page-break/>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 n1*n2 / gcd(n1; n2),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text:soft-page-break/>Example:</text:p>
      <text:p text:style-name="Formula">hex (1000/13)</text:p>
      <text:p text:style-name="Text_20_body">returns 0x4C, the encoding of 76.</text:p>
      <text:h text:style-name="Heading_20_5" text:outline-level="5">hypercdf (max; total; hits; trials)</text:h>
      <text:p text:style-name="Text_20_body">'max' is an integer, all other parameters are non-negative integers, hits &lt;= total, trials &lt;= total. </text:p>
      <text:p text:style-name="Text_20_body">'max' &lt; 0 is allowed (though not very meaningful) to complete hypercdf in some respects. It always yields 0.</text:p>
      <text:p text:style-name="Text_20_body">Assume there are 'hits' events in a series of 'total' tests. Then this function evaluates the probability, that you will find up to 'max' events in a subseries of 'trials' tests.</text:p>
      <text:h text:style-name="Heading_20_5" text:outline-level="5">hypermean (total; hits; trials)</text:h>
      <text:p text:style-name="Text_20_body">All parameters are non-negative integers, hits &lt;= total, trials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count' is an integer, all other parameters are non-negative integers, hits &lt;= total, trials &lt;= total.</text:p>
      <text:p text:style-name="Text_20_body">'count' &lt; 0 is allowed (though not very meaningful) to complete hyperpmf in some respects. It always yields 0.</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depends on the validity of the guard digits,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text:soft-page-break/>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4">1000</text:span>)! has about 9.996 * 10<text:span text:style-name="T4">1002</text:span> decimal digits.</text:p>
      <text:h text:style-name="Heading_20_5" text:outline-level="5"><text:soft-page-break/>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4">255</text:span><text:span text:style-name="T5"> to +2</text:span><text:span text:style-name="T4">256</text:span><text:span text:style-name="T5"> – 1 (signed or unsigned 256 bit integers), bits is an integer ranging from 1 to 255 inclusive.</text:span></text:p>
      <text:p text:style-name="P5">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ext:soft-page-break/>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7">
        <text:list-item>
          <text:p text:style-name="P16">to the number of combinations (order is of no importance) of x2 elements from an x1-sized set of elements ;</text:p>
        </text:list-item>
        <text:list-item>
          <text:p text:style-name="P16">to the binomi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4">255</text:span><text:span text:style-name="T5"> to +2</text:span><text:span text:style-name="T4">256</text:span><text:span text:style-name="T5"> – 1 (signed or unsigned 256 bit integers).</text:span></text:p>
      <text:p text:style-name="P5">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7">
        <text:list-item text:start-value="1">
          <text:p text:style-name="P16">to the number of permutations (order is of importance) of x2 elements from an x1-sized set <text:soft-page-break/>of elements ;</text:p>
        </text:list-item>
        <text:list-item>
          <text:p text:style-name="P16">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 *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4">255</text:span><text:span text:style-name="T5"> to +2</text:span><text:span text:style-name="T4">256</text:span><text:span text:style-name="T5"> – 1.</text:span></text:p>
      <text:p text:style-name="P5">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or (29; 0x33; 0b11111))</text:p>
      <text:h text:style-name="Heading_20_5" text:outline-level="5">poicdf (events; avgevnts)</text:h>
      <text:p text:style-name="Text_20_body">'events' is an integer, 'avgevents' a non-negative real number.</text:p>
      <text:p text:style-name="Text_20_body">'events' &lt; 0 is allowed (though not very meaningful) to complete poicdf in some respects. It always yields 0.</text:p>
      <text:p text:style-name="Text_20_body">If you have on the average 'avgevents' independent events in an interval, this function returns the probability, that you will see up to 'events' events when you test an interval.</text:p>
      <text:h text:style-name="Heading_20_5" text:outline-level="5">poimean (avgevents)</text:h>
      <text:p text:style-name="Text_20_body">avgevents &gt;= 0</text:p>
      <text:p text:style-name="Text_20_body">trivial, returns the average number of events in an interval, when this average is 'avgevents'</text:p>
      <text:h text:style-name="Heading_20_5" text:outline-level="5"><text:soft-page-break/>poipmf (events; avgevnts)</text:h>
      <text:p text:style-name="Text_20_body">'events' is an integer, 'avgevents' a non-negative real number.</text:p>
      <text:p text:style-name="Text_20_body">'events' &lt; 0 is allowed (though not very meaningful) to complete poipmf in some respects. It always yields 0.</text:p>
      <text:p text:style-name="Text_20_body">If you have on the average 'avgevents' independent events in an interval, this function returns the probability, that you will see exactly 'events' events when you test an interval.</text:p>
      <text:h text:style-name="Heading_20_5" text:outline-level="5">poivar (avgevents)</text:h>
      <text:p text:style-name="Text_20_body">avgevents &gt;= 0</text:p>
      <text:p text:style-name="Text_20_body">Trivial, the Poisson distribution assumes, that the variance equals the expected value 'avgevents'.</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 (acos (0.5))</text:p>
      <text:p text:style-name="Formula">tan (radians (1))</text:p>
      <text:p text:style-name="Formula">radians (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text:soft-page-break/>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ally by -'bits' to the righ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ally by -'bits' to the left.</text:p>
      <text:p text:style-name="Text_20_body">-255 &lt;= bits &lt;= 255, and n has to be an integer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5">An error is returned, if the parameters are not from the valid range.</text:p>
      <text:p text:style-name="P5">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text:soft-page-break/>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2">1236190959.52...</text:span></text:p>
      <text:p text:style-name="P3">The inverse function is arsinh.</text:p>
      <text:p text:style-name="P3">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3">The inverse function is artanh.</text:p>
      <text:p text:style-name="P3">Example:</text:p>
      <text:p text:style-name="Formula"><text:soft-page-break/>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trunc (pi; 2)</text:p>
      <text:p text:style-name="Text_20_body">yields 3.14.</text:p>
      <text:p text:style-name="Formula">trunc (2/3; 5)</text:p>
      <text:p text:style-name="Text_20_body">gives 0.66666.</text:p>
      <text:p text:style-name="Text_20_body">As an extension, 'digits' may be negative. In this case, truncation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4">255</text:span><text:span text:style-name="T5"> to +2</text:span><text:span text:style-name="T4">256</text:span><text:span text:style-name="T5"> – 1 (signed or unsigned 256 bit integers), and 'bits' is an integer with 1 &lt;= bits &lt;= 255.</text:span></text:p>
      <text:p text:style-name="P5">This function can revert the effect of a mask function in many cases, that's why it is named so.</text:p>
      <text:p text:style-name="P5">If you are given a negative integer in two's complement notation, it is not possible to enter it directly as a constant, because binary, hex or octal encoded constants are always recognized as unsigned in SpeedCrunch.</text:p>
      <text:p text:style-name="P5">This function allows you to overcome this problem. It can convert an unsigned into a signed integer.</text:p>
      <text:p text:style-name="P5">Examples:</text:p>
      <text:p text:style-name="Formula">unmask (0xFFFF; 16)</text:p>
      <text:p text:style-name="Text_20_body">yields -1,</text:p>
      <text:p text:style-name="Formula">unmask (0x1FFF; 16)</text:p>
      <text:p text:style-name="Text_20_body">yields 0x1FFF, because bit 15 is zero, so the sign-extension simply gives the operand.</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text:soft-page-break/>xor (x1; x2; ...)</text:h>
      <text:p text:style-name="Text_20_body">Performs a bitwise logical XOR on the submitted parameter(s) (one or more).</text:p>
      <text:p text:style-name="Text_20_body">All parameters have to be integers from the range -2<text:span text:style-name="T4">255</text:span><text:span text:style-name="T5"> to +2</text:span><text:span text:style-name="T4">256</text:span><text:span text:style-name="T5"> – 1 (signed or unsigned 256 bit integers). The result is from -2</text:span><text:span text:style-name="T4">255</text:span><text:span text:style-name="T5"> to +2</text:span><text:span text:style-name="T4">255</text:span><text:span text:style-name="T5"> – 1 (signed integer).</text:span></text:p>
      <text:p text:style-name="P5">Note that xor(x) is not the identity, because the unsigned +2<text:span text:style-name="T4">255</text:span> is mapped to the signed -2<text:span text:style-name="T4">255</text:span>, for example.</text:p>
      <text:p text:style-name="P5">An error is returned, if the parameters are not from the valid range.</text:p>
      <text:p text:style-name="P5">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1" svg:font-family="'DejaVu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1-30T18:14:03</meta:creation-date>
    <dc:date>2008-10-18T17:40:38</dc:date>
    <dc:language>de-DE</dc:language>
    <meta:editing-cycles>70</meta:editing-cycles>
    <meta:editing-duration>P6DT14H19M2S</meta:editing-duration>
    <meta:user-defined meta:name="Info 1"/>
    <meta:user-defined meta:name="Info 2"/>
    <meta:user-defined meta:name="Info 3"/>
    <meta:user-defined meta:name="Info 4"/>
    <meta:document-statistic meta:table-count="0" meta:image-count="0" meta:object-count="0" meta:page-count="28" meta:paragraph-count="684" meta:word-count="8604" meta:character-count="49011"/>
  </office:meta>
</office:document-meta>
</file>